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ntity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zableBit.dump(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dDocumen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ntity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xmlizable( XMLizable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ax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PrefixMapping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lement.StartElement( String namespaceURI , String localName , String qName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Documen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.PI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kippedEntity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TD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DTD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Comment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DTD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lement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Buffer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comment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ppedEntity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lement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refixMapping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CDATA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acters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PrefixMapping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dump(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acters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CDATA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PrefixMapping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ntity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CDATA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zableBi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lemen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refixMapping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addBit( SaxBit b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axBuffer( SaxBuffer sax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CDATA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ppedEntity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DTD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Buffer.dump(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dEntity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TD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refixMapping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Buff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ableWhitespace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izableBit.XMLizableBit( XMLizable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toSAX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Element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.toString( StringBuff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getB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axBuffer( List 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Document.dump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ntity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Buff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ntity.send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send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